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thin solid #000000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6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Comma" style:data-style-name="N40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fo:border="thin solid #000000" fo:background-color="#FFFFFF"/>
    </style:style>
    <style:style style:name="ce7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30"/>
    <style:style style:name="ce8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2" style:family="table-cell" style:parent-style-name="Default" style:data-style-name="N4"/>
    <style:style style:name="ce83" style:family="table-cell" style:parent-style-name="Default" style:data-style-name="N19"/>
    <style:style style:name="ce84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5" style:family="table-cell" style:parent-style-name="Comma" style:data-style-name="N40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8.89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13.546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number-columns-repeated="2" table:default-cell-style-name="ce11"/>
        <table:table-column table:style-name="co10" table:default-cell-style-name="ce12"/>
        <table:table-column table:style-name="co10" table:number-columns-repeated="1010" table:default-cell-style-name="ce11"/>
        <table:table-column table:style-name="co12" table:number-columns-repeated="15360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301" table:number-columns-spanned="2" table:number-rows-spanned="1" table:style-name="ce73">
            <text:p>5301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4">
            <text:p>Dara Macias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mpuestos Corriente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5">
            <text:p>21/10/2020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4">
            <text:p>Carlos Almeida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6"/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3">
          <table:table-cell office:value-type="string" table:number-columns-spanned="1" table:number-rows-spanned="2" table:style-name="ce77">
            <text:p>Código</text:p>
          </table:table-cell>
          <table:table-cell office:value-type="string" table:number-columns-spanned="1" table:number-rows-spanned="2" table:style-name="ce78">
            <text:p>Cuenta</text:p>
          </table:table-cell>
          <table:table-cell office:value-type="string" table:number-columns-spanned="1" table:number-rows-spanned="2" table:style-name="ce79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79">
            <text:p>Movimientos</text:p>
          </table:table-cell>
          <table:covered-table-cell/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77">
            <text:p>Código</text:p>
          </table:table-cell>
          <table:table-cell office:value-type="string" table:number-columns-spanned="1" table:number-rows-spanned="2" table:style-name="ce78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9"/>
          <table:table-cell table:number-columns-repeated="3" table:style-name="ce11"/>
          <table:table-cell table:number-columns-repeated="16319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7">
            <text:p>Valor</text:p>
          </table:table-cell>
          <table:table-cell table:style-name="ce8"/>
          <table:table-cell table:number-columns-repeated="49" table:style-name="ce9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18"/>
          <table:table-cell table:style-name="ce19"/>
          <table:table-cell table:style-name="ce25"/>
          <table:table-cell table:style-name="ce20"/>
          <table:table-cell table:style-name="ce21"/>
          <table:table-cell table:style-name="ce20"/>
          <table:table-cell table:style-name="ce62"/>
          <table:table-cell table:number-columns-repeated="3" table:style-name="ce22"/>
          <table:table-cell table:style-name="ce23"/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4">
            <text:p>1-1-1-05-01-003</text:p>
          </table:table-cell>
          <table:table-cell office:value-type="string" table:style-name="ce25">
            <text:p>1% RETENCION SOBRE VENTAS</text:p>
          </table:table-cell>
          <table:table-cell table:style-name="ce25"/>
          <table:table-cell office:value-type="float" office:value="1385.6" table:style-name="ce62">
            <text:p><text:s/>1.386<text:s/></text:p>
          </table:table-cell>
          <table:table-cell table:style-name="ce27"/>
          <table:table-cell table:style-name="ce26"/>
          <table:table-cell office:value-type="float" office:value="1385.6" table:formula="of:=[.D12]-[.E12]+[.F12]" table:style-name="ce62">
            <text:p><text:s/>1.386<text:s/></text:p>
          </table:table-cell>
          <table:table-cell office:value-type="string" table:style-name="ce22">
            <text:p>1-1-1-05-01-003</text:p>
          </table:table-cell>
          <table:table-cell office:value-type="string" table:style-name="ce22">
            <text:p>1% RETENCION SOBRE VENTAS</text:p>
          </table:table-cell>
          <table:table-cell office:value-type="float" office:value="5211.1000000000004" table:style-name="ce62">
            <text:p><text:s/>5.211<text:s/></text:p>
          </table:table-cell>
          <table:table-cell office:value-type="float" office:value="-3825.5000000000005" table:formula="of:=[.G12]-[.J12]" table:style-name="ce84">
            <text:p><text:s/>-3.826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4">
            <text:p>1-1-1-05-01-004</text:p>
          </table:table-cell>
          <table:table-cell office:value-type="string" table:style-name="ce25">
            <text:p>2% RETENCION SOBRE VENTAS</text:p>
          </table:table-cell>
          <table:table-cell table:style-name="ce25"/>
          <table:table-cell office:value-type="float" office:value="0" table:style-name="ce62">
            <text:p><text:s/>-00<text:s/></text:p>
          </table:table-cell>
          <table:table-cell table:style-name="ce27"/>
          <table:table-cell table:style-name="ce26"/>
          <table:table-cell office:value-type="float" office:value="0" table:formula="of:=[.D13]-[.E13]+[.F13]" table:style-name="ce62">
            <text:p><text:s/>-00<text:s/></text:p>
          </table:table-cell>
          <table:table-cell office:value-type="string" table:style-name="ce22">
            <text:p>1-1-1-05-01-004</text:p>
          </table:table-cell>
          <table:table-cell office:value-type="string" table:style-name="ce22">
            <text:p>2% RETENCION SOBRE VENTAS</text:p>
          </table:table-cell>
          <table:table-cell office:value-type="float" office:value="885" table:style-name="ce62">
            <text:p><text:s/>885<text:s/></text:p>
          </table:table-cell>
          <table:table-cell office:value-type="float" office:value="-885" table:formula="of:=[.G13]-[.J13]" table:style-name="ce84">
            <text:p><text:s/>-885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4">
            <text:p>1-1-1-05-01-015</text:p>
          </table:table-cell>
          <table:table-cell office:value-type="string" table:style-name="ce25">
            <text:p>CREDITO POR ANTICIPO IMPUESTO RENTA</text:p>
          </table:table-cell>
          <table:table-cell table:style-name="ce25"/>
          <table:table-cell office:value-type="float" office:value="0" table:style-name="ce62">
            <text:p><text:s/>-00<text:s/></text:p>
          </table:table-cell>
          <table:table-cell table:style-name="ce27"/>
          <table:table-cell table:style-name="ce26"/>
          <table:table-cell office:value-type="float" office:value="0" table:formula="of:=[.D14]-[.E14]+[.F14]" table:style-name="ce62">
            <text:p><text:s/>-00<text:s/></text:p>
          </table:table-cell>
          <table:table-cell office:value-type="string" table:style-name="ce22">
            <text:p>1-1-1-05-01-015</text:p>
          </table:table-cell>
          <table:table-cell office:value-type="string" table:style-name="ce22">
            <text:p>CREDITO POR ANTICIPO IMPUESTO RENTA</text:p>
          </table:table-cell>
          <table:table-cell office:value-type="float" office:value="20989.33" table:style-name="ce62">
            <text:p><text:s/>20.989<text:s/></text:p>
          </table:table-cell>
          <table:table-cell office:value-type="float" office:value="-20989.33" table:formula="of:=[.G14]-[.J14]" table:style-name="ce84">
            <text:p><text:s/>-20.989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4">
            <text:p>1-1-1-05-01-016</text:p>
          </table:table-cell>
          <table:table-cell office:value-type="string" table:style-name="ce25">
            <text:p>RET. FTE. 1.75% VENTAS</text:p>
          </table:table-cell>
          <table:table-cell table:style-name="ce25"/>
          <table:table-cell office:value-type="float" office:value="4194.76" table:style-name="ce62">
            <text:p><text:s/>4.195<text:s/></text:p>
          </table:table-cell>
          <table:table-cell table:style-name="ce27"/>
          <table:table-cell table:style-name="ce26"/>
          <table:table-cell table:style-name="ce62"/>
          <table:table-cell office:value-type="string" table:style-name="ce22">
            <text:p>1-1-1-05-01-016</text:p>
          </table:table-cell>
          <table:table-cell office:value-type="string" table:style-name="ce22">
            <text:p>RET. FTE. 1.75% VENTAS</text:p>
          </table:table-cell>
          <table:table-cell office:value-type="float" office:value="0" table:style-name="ce62">
            <text:p><text:s/>-00<text:s/></text:p>
          </table:table-cell>
          <table:table-cell office:value-type="float" office:value="0" table:formula="of:=[.G15]-[.J15]" table:style-name="ce84">
            <text:p><text:s/>-00<text:s/></text:p>
          </table:table-cell>
          <table:table-cell table:style-name="ce28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9"/>
          <table:table-cell table:style-name="ce62"/>
          <table:table-cell table:number-columns-repeated="2" table:style-name="ce30"/>
          <table:table-cell office:value-type="float" office:value="0" table:formula="of:=[.D16]-[.E16]+[.F16]" table:style-name="ce62">
            <text:p><text:s/>-00<text:s/></text:p>
          </table:table-cell>
          <table:table-cell table:number-columns-repeated="2" table:style-name="ce22"/>
          <table:table-cell table:style-name="ce62"/>
          <table:table-cell office:value-type="float" office:value="0" table:formula="of:=[.G16]-[.J16]" table:style-name="ce84">
            <text:p><text:s/>-00<text:s/></text:p>
          </table:table-cell>
          <table:table-cell table:style-name="ce8"/>
          <table:table-cell table:number-columns-repeated="49" table:style-name="ce2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2">
            <text:p>1-1-1-05-01-006</text:p>
          </table:table-cell>
          <table:table-cell office:value-type="string" table:style-name="ce22">
            <text:p>12% IVA COMPRA BIENES</text:p>
          </table:table-cell>
          <table:table-cell table:style-name="ce22"/>
          <table:table-cell office:value-type="float" office:value="0" table:style-name="ce62">
            <text:p><text:s/>-00<text:s/></text:p>
          </table:table-cell>
          <table:table-cell table:style-name="ce31"/>
          <table:table-cell table:style-name="ce32"/>
          <table:table-cell office:value-type="float" office:value="0" table:formula="of:=[.D17]-[.E17]+[.F17]" table:style-name="ce62">
            <text:p><text:s/>-00<text:s/></text:p>
          </table:table-cell>
          <table:table-cell office:value-type="string" table:style-name="ce22">
            <text:p>1-1-1-05-01-006</text:p>
          </table:table-cell>
          <table:table-cell office:value-type="string" table:style-name="ce22">
            <text:p>12% IVA COMPRA BIENES</text:p>
          </table:table-cell>
          <table:table-cell office:value-type="float" office:value="0" table:style-name="ce62">
            <text:p><text:s/>-00<text:s/></text:p>
          </table:table-cell>
          <table:table-cell office:value-type="float" office:value="0" table:formula="of:=[.G17]-[.J17]" table:style-name="ce84">
            <text:p><text:s/>-0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2">
            <text:p>1-1-1-05-01-007</text:p>
          </table:table-cell>
          <table:table-cell office:value-type="string" table:style-name="ce22">
            <text:p>12% IVA COMPRA SERVICIOS</text:p>
          </table:table-cell>
          <table:table-cell table:style-name="ce22"/>
          <table:table-cell office:value-type="float" office:value="-0.01" table:style-name="ce62">
            <text:p><text:s/>-0<text:s/></text:p>
          </table:table-cell>
          <table:table-cell table:style-name="ce31"/>
          <table:table-cell table:style-name="ce26"/>
          <table:table-cell office:value-type="float" office:value="-0.01" table:formula="of:=[.D18]-[.E18]+[.F18]" table:style-name="ce62">
            <text:p><text:s/>-0<text:s/></text:p>
          </table:table-cell>
          <table:table-cell office:value-type="string" table:style-name="ce22">
            <text:p>1-1-1-05-01-007</text:p>
          </table:table-cell>
          <table:table-cell office:value-type="string" table:style-name="ce22">
            <text:p>12% IVA COMPRA SERVICIOS</text:p>
          </table:table-cell>
          <table:table-cell office:value-type="float" office:value="-0.01" table:style-name="ce62">
            <text:p><text:s/>-0<text:s/></text:p>
          </table:table-cell>
          <table:table-cell office:value-type="float" office:value="0" table:formula="of:=[.G18]-[.J18]" table:style-name="ce84">
            <text:p><text:s/>-0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2">
            <text:p>1-1-1-05-01-008</text:p>
          </table:table-cell>
          <table:table-cell office:value-type="string" table:style-name="ce22">
            <text:p>12% IVA IMPORTACIONES</text:p>
          </table:table-cell>
          <table:table-cell table:style-name="ce22"/>
          <table:table-cell office:value-type="float" office:value="0" table:style-name="ce62">
            <text:p><text:s/>-00<text:s/></text:p>
          </table:table-cell>
          <table:table-cell table:style-name="ce27"/>
          <table:table-cell table:style-name="ce26"/>
          <table:table-cell office:value-type="float" office:value="0" table:formula="of:=[.D19]-[.E19]+[.F19]" table:style-name="ce62">
            <text:p><text:s/>-00<text:s/></text:p>
          </table:table-cell>
          <table:table-cell office:value-type="string" table:style-name="ce22">
            <text:p>1-1-1-05-01-008</text:p>
          </table:table-cell>
          <table:table-cell office:value-type="string" table:style-name="ce22">
            <text:p>12% IVA IMPORTACIONES</text:p>
          </table:table-cell>
          <table:table-cell office:value-type="float" office:value="0" table:style-name="ce62">
            <text:p><text:s/>-00<text:s/></text:p>
          </table:table-cell>
          <table:table-cell office:value-type="float" office:value="0" table:formula="of:=[.G19]-[.J19]" table:style-name="ce84">
            <text:p><text:s/>-0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2">
            <text:p>1-1-1-05-01-009</text:p>
          </table:table-cell>
          <table:table-cell office:value-type="string" table:style-name="ce22">
            <text:p>30% RET. IVA SOBRE VENTAS</text:p>
          </table:table-cell>
          <table:table-cell table:style-name="ce22"/>
          <table:table-cell office:value-type="float" office:value="0" table:style-name="ce62">
            <text:p><text:s/>-00<text:s/></text:p>
          </table:table-cell>
          <table:table-cell table:style-name="ce27"/>
          <table:table-cell table:style-name="ce26"/>
          <table:table-cell office:value-type="float" office:value="0" table:formula="of:=[.D20]-[.E20]+[.F20]" table:style-name="ce62">
            <text:p><text:s/>-00<text:s/></text:p>
          </table:table-cell>
          <table:table-cell office:value-type="string" table:style-name="ce22">
            <text:p>1-1-1-05-01-009</text:p>
          </table:table-cell>
          <table:table-cell office:value-type="string" table:style-name="ce22">
            <text:p>30% RET. IVA SOBRE VENTAS</text:p>
          </table:table-cell>
          <table:table-cell office:value-type="float" office:value="0" table:style-name="ce62">
            <text:p><text:s/>-00<text:s/></text:p>
          </table:table-cell>
          <table:table-cell office:value-type="float" office:value="0" table:formula="of:=[.G20]-[.J20]" table:style-name="ce84">
            <text:p><text:s/>-0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2">
            <text:p>1-1-1-05-01-001</text:p>
          </table:table-cell>
          <table:table-cell office:value-type="string" table:style-name="ce22">
            <text:p>CREDITO TRIBUTARIO IVA</text:p>
          </table:table-cell>
          <table:table-cell table:style-name="ce22"/>
          <table:table-cell office:value-type="float" office:value="82485.570000000007" table:style-name="ce62">
            <text:p><text:s/>82.486<text:s/></text:p>
          </table:table-cell>
          <table:table-cell table:style-name="ce27"/>
          <table:table-cell table:style-name="ce26"/>
          <table:table-cell office:value-type="float" office:value="82485.570000000007" table:formula="of:=[.D21]-[.E21]+[.F21]" table:style-name="ce62">
            <text:p><text:s/>82.486<text:s/></text:p>
          </table:table-cell>
          <table:table-cell office:value-type="string" table:style-name="ce22">
            <text:p>1-1-1-05-01-001</text:p>
          </table:table-cell>
          <table:table-cell office:value-type="string" table:style-name="ce22">
            <text:p>CREDITO TRIBUTARIO IVA</text:p>
          </table:table-cell>
          <table:table-cell office:value-type="float" office:value="74515.399999999994" table:style-name="ce62">
            <text:p><text:s/>74.515<text:s/></text:p>
          </table:table-cell>
          <table:table-cell office:value-type="float" office:value="7970.1700000000128" table:formula="of:=[.G21]-[.J21]" table:style-name="ce84">
            <text:p><text:s/>7.97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2">
            <text:p>1-1-1-05-01-002</text:p>
          </table:table-cell>
          <table:table-cell office:value-type="string" table:style-name="ce22">
            <text:p>CREDITO RETENCION SOBRE VENTAS</text:p>
          </table:table-cell>
          <table:table-cell table:style-name="ce22"/>
          <table:table-cell office:value-type="float" office:value="63293.07" table:style-name="ce62">
            <text:p><text:s/>63.293<text:s/></text:p>
          </table:table-cell>
          <table:table-cell table:style-name="ce27"/>
          <table:table-cell table:style-name="ce26"/>
          <table:table-cell office:value-type="float" office:value="63293.07" table:formula="of:=[.D22]-[.E22]+[.F22]" table:style-name="ce62">
            <text:p><text:s/>63.293<text:s/></text:p>
          </table:table-cell>
          <table:table-cell office:value-type="string" table:style-name="ce22">
            <text:p>1-1-1-05-01-002</text:p>
          </table:table-cell>
          <table:table-cell office:value-type="string" table:style-name="ce22">
            <text:p>CREDITO RETENCION SOBRE VENTAS</text:p>
          </table:table-cell>
          <table:table-cell office:value-type="float" office:value="72044.740000000005" table:style-name="ce62">
            <text:p><text:s/>72.045<text:s/></text:p>
          </table:table-cell>
          <table:table-cell office:value-type="float" office:value="-8751.6700000000055" table:formula="of:=[.G22]-[.J22]" table:style-name="ce84">
            <text:p><text:s/>-8.752<text:s/></text:p>
          </table:table-cell>
          <table:table-cell table:style-name="ce28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2"/>
          <table:table-cell table:style-name="ce62"/>
          <table:table-cell table:number-columns-repeated="2" table:style-name="ce30"/>
          <table:table-cell table:style-name="ce62"/>
          <table:table-cell table:number-columns-repeated="3" table:style-name="ce22"/>
          <table:table-cell table:style-name="ce23"/>
          <table:table-cell table:style-name="ce8"/>
          <table:table-cell table:number-columns-repeated="49" table:style-name="ce2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2"/>
          <table:table-cell table:style-name="ce62"/>
          <table:table-cell table:style-name="ce31"/>
          <table:table-cell table:style-name="ce26"/>
          <table:table-cell table:style-name="ce62"/>
          <table:table-cell table:number-columns-repeated="3" table:style-name="ce22"/>
          <table:table-cell table:style-name="ce23"/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2"/>
          <table:table-cell table:style-name="ce62"/>
          <table:table-cell table:style-name="ce27"/>
          <table:table-cell table:style-name="ce26"/>
          <table:table-cell table:style-name="ce62"/>
          <table:table-cell table:number-columns-repeated="3" table:style-name="ce22"/>
          <table:table-cell table:style-name="ce23"/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3"/>
          <table:table-cell table:number-columns-repeated="2" table:style-name="ce34"/>
          <table:table-cell table:style-name="ce62"/>
          <table:table-cell table:number-columns-repeated="2" table:style-name="ce35"/>
          <table:table-cell table:style-name="ce62"/>
          <table:table-cell table:number-columns-repeated="2" table:style-name="ce36"/>
          <table:table-cell table:style-name="ce35"/>
          <table:table-cell table:style-name="ce37"/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4">
          <table:table-cell table:style-name="ce38"/>
          <table:table-cell table:number-columns-repeated="2"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2"/>
          <table:table-cell table:style-name="ce46"/>
          <table:table-cell table:style-name="ce47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5">
          <table:table-cell table:style-name="ce48"/>
          <table:table-cell office:value-type="string" table:style-name="ce49">
            <text:p>Total</text:p>
          </table:table-cell>
          <table:table-cell table:style-name="ce49"/>
          <table:table-cell office:value-type="float" office:value="151358.99000000002" table:formula="of:=SUM([.D11:.D25])" table:style-name="ce65">
            <text:p><text:s/>151.359<text:s/></text:p>
          </table:table-cell>
          <table:table-cell office:value-type="float" office:value="0" table:formula="of:=SUM([.E11:.E25])" table:style-name="ce50">
            <text:p>-<text:s/></text:p>
          </table:table-cell>
          <table:table-cell office:value-type="float" office:value="0" table:formula="of:=SUM([.F11:.F25])" table:style-name="ce50">
            <text:p>-<text:s/></text:p>
          </table:table-cell>
          <table:table-cell office:value-type="float" office:value="147164.23000000001" table:formula="of:=SUM([.G11:.G25])" table:style-name="ce65">
            <text:p><text:s/>147.164<text:s/></text:p>
          </table:table-cell>
          <table:table-cell table:number-columns-repeated="2" table:style-name="ce48"/>
          <table:table-cell office:value-type="float" office:value="173645.56" table:formula="of:=SUM([.J11:.J25])" table:style-name="ce65">
            <text:p><text:s/>173.646<text:s/></text:p>
          </table:table-cell>
          <table:table-cell office:value-type="float" office:value="-26481.329999999994" table:formula="of:=SUM([.K11:.K25])" table:style-name="ce85">
            <text:p><text:s/>-26.481<text:s/></text:p>
          </table:table-cell>
          <table:table-cell table:style-name="ce12"/>
          <table:table-cell table:number-columns-repeated="16372" table:style-name="ce47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51"/>
          <table:table-cell office:value-type="string" table:style-name="ce52">
            <text:p>Saldo al</text:p>
          </table:table-cell>
          <table:table-cell office:value-type="string" table:style-name="ce53">
            <text:p>Saldo al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4">
            <text:p>Nota a los estados financieros:</text:p>
          </table:table-cell>
          <table:table-cell table:style-name="ce54"/>
          <table:table-cell office:value-type="date" office:date-value="2020-12-31T00:00:00" table:style-name="ce55">
            <text:p>31/12/2020</text:p>
          </table:table-cell>
          <table:table-cell office:value-type="date" office:date-value="2019-12-31T00:00:00" table:style-name="ce56">
            <text:p>31/12/2019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57"/>
          <table:table-cell table:style-name="ce58"/>
          <table:table-cell table:style-name="ce59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0">
            <text:p>Impuestos Corrientes</text:p>
          </table:table-cell>
          <table:table-cell table:style-name="ce60"/>
          <table:table-cell office:value-type="float" office:value="147164.23000000001" table:formula="of:=[.G28]" table:style-name="ce62">
            <text:p><text:s/>147.164<text:s/></text:p>
          </table:table-cell>
          <table:table-cell office:value-type="float" office:value="173645.56" table:formula="of:=[.J28]" table:style-name="ce62">
            <text:p><text:s/>173.646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3">
            <text:p>Total</text:p>
          </table:table-cell>
          <table:table-cell table:style-name="ce64"/>
          <table:table-cell office:value-type="float" office:value="147164.23000000001" table:formula="of:=+SUM([.D34:.D35])" table:style-name="ce65">
            <text:p><text:s/>147.164<text:s/></text:p>
          </table:table-cell>
          <table:table-cell office:value-type="float" office:value="173645.56" table:formula="of:=+SUM([.E34:.E35])" table:style-name="ce65">
            <text:p><text:s/>173.646<text:s/></text:p>
          </table:table-cell>
          <table:table-cell office:value-type="string" table:style-name="ce11">
            <text:p>Obs</text:p>
          </table:table-cell>
          <table:table-cell table:number-columns-repeated="7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6"/>
          <table:table-cell table:style-name="ce67"/>
          <table:table-cell table:style-name="ce68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69">
            <text:p>Fuente:</text:p>
          </table:table-cell>
          <table:table-cell table:number-columns-repeated="13" table:style-name="ce70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1">
            <text:p>Estados Financieros de la compañía</text:p>
          </table:table-cell>
          <table:table-cell table:number-columns-repeated="13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4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2">
            <text:p>Objetivo:</text:p>
          </table:table-cell>
          <table:table-cell table:number-columns-repeated="13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1">
            <text:p>Obtener un detalle comparativo de los saldos entre periodos, esto con la finalidad de diseñar procedimientos de auditoría sobre los saldos de las cuentas</text:p>
          </table:table-cell>
          <table:table-cell table:number-columns-repeated="13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1">
            <text:p>Identificar las principales variaciones de los saldos.</text:p>
          </table:table-cell>
          <table:table-cell table:number-columns-repeated="13" table:style-name="ce71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2">
          <table:table-cell table:number-columns-repeated="14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2">
            <text:p>Observaciones:</text:p>
          </table:table-cell>
          <table:table-cell table:number-columns-repeated="13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1">
            <text:p>Obs</text:p>
          </table:table-cell>
          <table:table-cell office:value-type="string" table:style-name="ce71">
            <text:p>El valor de Impuestos corrientes 173.64, no esta en el informe del 2019.</text:p>
          </table:table-cell>
          <table:table-cell table:number-columns-repeated="12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4" table:style-name="ce71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2">
            <text:p>Conclusiones (A ser completado por el Auditor a cargo del compromiso):</text:p>
          </table:table-cell>
          <table:table-cell table:number-columns-repeated="13" table:style-name="ce71"/>
          <table:table-cell table:number-columns-repeated="16370" table:style-name="ce1"/>
        </table:table-row>
        <table:table-row table:number-rows-repeated="280" table:style-name="ro2">
          <table:table-cell table:number-columns-repeated="14" table:style-name="ce71"/>
          <table:table-cell table:number-columns-repeated="51" table:style-name="ce11"/>
          <table:table-cell table:number-columns-repeated="16319" table:style-name="ce1"/>
        </table:table-row>
        <table:table-row table:number-rows-repeated="1048246" table:style-name="ro6">
          <table:table-cell table:number-columns-repeated="16384"/>
        </table:table-row>
      </table:table>
      <table:table table:name="Mayor_Impuesto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253" table:default-cell-style-name="ce1"/>
        <table:table-column table:style-name="co12" table:number-columns-repeated="16122" table:default-cell-style-name="ce1"/>
        <table:table-row table:style-name="ro7">
          <table:table-cell office:value-type="string" table:style-name="ce80">
            <text:p>1-1-1-05</text:p>
          </table:table-cell>
          <table:table-cell office:value-type="string" table:style-name="ce81">
            <text:p>CREDITO TRIBUTARIO</text:p>
          </table:table-cell>
          <table:table-cell office:value-type="float" office:value="137808.46" table:style-name="ce82">
            <text:p>137.808,46</text:p>
          </table:table-cell>
          <table:table-cell table:number-columns-repeated="3" table:style-name="ce82"/>
          <table:table-cell table:number-columns-repeated="2" table:style-name="ce1"/>
          <table:table-cell table:number-columns-repeated="2" table:style-name="ce82"/>
          <table:table-cell table:number-columns-repeated="16374" table:style-name="ce1"/>
        </table:table-row>
        <table:table-row table:style-name="ro7">
          <table:table-cell office:value-type="string" table:style-name="ce80">
            <text:p>1-1-1-05-01</text:p>
          </table:table-cell>
          <table:table-cell office:value-type="string" table:style-name="ce81">
            <text:p>CREDITO TRIBUTARIO</text:p>
          </table:table-cell>
          <table:table-cell office:value-type="float" office:value="137808.46" table:style-name="ce82">
            <text:p>137.808,46</text:p>
          </table:table-cell>
          <table:table-cell table:number-columns-repeated="3" table:style-name="ce82"/>
          <table:table-cell table:number-columns-repeated="2" table:style-name="ce1"/>
          <table:table-cell table:number-columns-repeated="2" table:style-name="ce82"/>
          <table:table-cell table:number-columns-repeated="16374" table:style-name="ce1"/>
        </table:table-row>
        <table:table-row table:style-name="ro7">
          <table:table-cell office:value-type="string" table:style-name="ce80">
            <text:p>1-1-1-05-01-001</text:p>
          </table:table-cell>
          <table:table-cell office:value-type="string" table:style-name="ce81">
            <text:p>CREDITO TRIBUTARIO IVA</text:p>
          </table:table-cell>
          <table:table-cell office:value-type="float" office:value="74515.399999999994" table:style-name="ce82">
            <text:p>74.515,40</text:p>
          </table:table-cell>
          <table:table-cell office:value-type="float" office:value="26039.27" table:style-name="ce82">
            <text:p>26.039,27</text:p>
          </table:table-cell>
          <table:table-cell office:value-type="float" office:value="18069.099999999999" table:style-name="ce82">
            <text:p>18.069,10</text:p>
          </table:table-cell>
          <table:table-cell office:value-type="float" office:value="82485.570000000007" table:style-name="ce82">
            <text:p>82.485,57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203"/>
        </table:table-row>
        <table:table-row table:style-name="ro2">
          <table:table-cell office:value-type="string" table:style-name="ce80">
            <text:p><text:s/>74,611.30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,9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83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5,350.00</text:p>
          </table:table-cell>
          <table:table-cell office:value-type="float" office:value="0" table:style-name="ce1">
            <text:p>0</text:p>
          </table:table-cell>
          <table:table-cell office:value-type="float" office:value="738.7" table:style-name="ce1">
            <text:p>738,7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83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7,573.36</text:p>
          </table:table-cell>
          <table:table-cell office:value-type="float" office:value="0" table:style-name="ce1">
            <text:p>0</text:p>
          </table:table-cell>
          <table:table-cell office:value-type="float" office:value="2223.36" table:style-name="ce82">
            <text:p>2.223,36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6,269.28</text:p>
          </table:table-cell>
          <table:table-cell office:value-type="float" office:value="1304.08" table:style-name="ce82">
            <text:p>1.304,08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9,034.08</text:p>
          </table:table-cell>
          <table:table-cell office:value-type="float" office:value="0" table:style-name="ce1">
            <text:p>0</text:p>
          </table:table-cell>
          <table:table-cell office:value-type="float" office:value="2764.8" table:style-name="ce82">
            <text:p>2.764,8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6,870.97</text:p>
          </table:table-cell>
          <table:table-cell office:value-type="float" office:value="2163.11" table:style-name="ce82">
            <text:p>2.163,11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7,627.06</text:p>
          </table:table-cell>
          <table:table-cell office:value-type="float" office:value="0" table:style-name="ce1">
            <text:p>0</text:p>
          </table:table-cell>
          <table:table-cell office:value-type="float" office:value="756.09" table:style-name="ce1">
            <text:p>756,09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83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7,660.22</text:p>
          </table:table-cell>
          <table:table-cell office:value-type="float" office:value="0" table:style-name="ce1">
            <text:p>0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83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78,566.47</text:p>
          </table:table-cell>
          <table:table-cell office:value-type="float" office:value="0" table:style-name="ce1">
            <text:p>0</text:p>
          </table:table-cell>
          <table:table-cell office:value-type="float" office:value="906.25" table:style-name="ce1">
            <text:p>906,25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83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2,674.34</text:p>
          </table:table-cell>
          <table:table-cell office:value-type="float" office:value="0" table:style-name="ce1">
            <text:p>0</text:p>
          </table:table-cell>
          <table:table-cell office:value-type="float" office:value="4107.87" table:style-name="ce82">
            <text:p>4.107,87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4,960.34</text:p>
          </table:table-cell>
          <table:table-cell office:value-type="float" office:value="0" table:style-name="ce1">
            <text:p>0</text:p>
          </table:table-cell>
          <table:table-cell office:value-type="float" office:value="2286" table:style-name="ce82">
            <text:p>2.286,0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6,652.34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82">
            <text:p>1.692,0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90,752.58</text:p>
          </table:table-cell>
          <table:table-cell office:value-type="float" office:value="0" table:style-name="ce1">
            <text:p>0</text:p>
          </table:table-cell>
          <table:table-cell office:value-type="float" office:value="4100.24" table:style-name="ce82">
            <text:p>4.100,24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95,403.78</text:p>
          </table:table-cell>
          <table:table-cell office:value-type="float" office:value="0" table:style-name="ce1">
            <text:p>0</text:p>
          </table:table-cell>
          <table:table-cell office:value-type="float" office:value="4651.2" table:style-name="ce82">
            <text:p>4.651,2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0,801.87</text:p>
          </table:table-cell>
          <table:table-cell office:value-type="float" office:value="14601.91" table:style-name="ce82">
            <text:p>14.601,91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1,616.43</text:p>
          </table:table-cell>
          <table:table-cell office:value-type="float" office:value="0" table:style-name="ce1">
            <text:p>0</text:p>
          </table:table-cell>
          <table:table-cell office:value-type="float" office:value="814.56" table:style-name="ce1">
            <text:p>814,56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3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2,432.23</text:p>
          </table:table-cell>
          <table:table-cell office:value-type="float" office:value="0" table:style-name="ce1">
            <text:p>0</text:p>
          </table:table-cell>
          <table:table-cell office:value-type="float" office:value="815.8" table:style-name="ce1">
            <text:p>815,8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83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2,485.57</text:p>
          </table:table-cell>
          <table:table-cell office:value-type="float" office:value="0" table:style-name="ce1">
            <text:p>0</text:p>
          </table:table-cell>
          <table:table-cell office:value-type="float" office:value="53.34" table:style-name="ce1">
            <text:p>53,34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83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7">
          <table:table-cell office:value-type="string" table:style-name="ce80">
            <text:p>1-1-1-05-01-002</text:p>
          </table:table-cell>
          <table:table-cell office:value-type="string" table:style-name="ce81">
            <text:p>CREDITO RETENCION SOBRE VENTAS</text:p>
          </table:table-cell>
          <table:table-cell office:value-type="float" office:value="63293.07" table:style-name="ce82">
            <text:p>63.293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293.07" table:style-name="ce82">
            <text:p>63.293,07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82">
            <text:p>3.085.266,85</text:p>
          </table:table-cell>
          <table:table-cell table:style-name="ce82"/>
          <table:table-cell table:number-columns-repeated="16374" table:style-name="ce1"/>
        </table:table-row>
        <table:table-row table:style-name="ro7">
          <table:table-cell office:value-type="string" table:style-name="ce80">
            <text:p>1-1-1-05-01-003</text:p>
          </table:table-cell>
          <table:table-cell office:value-type="string" table:style-name="ce81">
            <text:p>1% RETENCION SOBRE VENTAS</text:p>
          </table:table-cell>
          <table:table-cell office:value-type="float" office:value="0" table:style-name="ce1">
            <text:p>0</text:p>
          </table:table-cell>
          <table:table-cell office:value-type="float" office:value="1385.6" table:style-name="ce82">
            <text:p>1.385,60</text:p>
          </table:table-cell>
          <table:table-cell office:value-type="float" office:value="0" table:style-name="ce1">
            <text:p>0</text:p>
          </table:table-cell>
          <table:table-cell office:value-type="float" office:value="1385.6" table:style-name="ce82">
            <text:p>1.385,6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2"/>
          <table:table-cell table:number-columns-repeated="6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347" table:style-name="ce1"/>
        </table:table-row>
        <table:table-row table:style-name="ro2">
          <table:table-cell office:value-type="string" table:style-name="ce80">
            <text:p><text:s/>617.60</text:p>
          </table:table-cell>
          <table:table-cell office:value-type="float" office:value="0" table:style-name="ce1">
            <text:p>0</text:p>
          </table:table-cell>
          <table:table-cell office:value-type="float" office:value="617.6" table:style-name="ce1">
            <text:p>617,6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385.60</text:p>
          </table:table-cell>
          <table:table-cell office:value-type="float" office:value="0" table:style-name="ce1">
            <text:p>0</text:p>
          </table:table-cell>
          <table:table-cell office:value-type="float" office:value="768" table:style-name="ce1">
            <text:p>768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83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7">
          <table:table-cell office:value-type="string" table:style-name="ce80">
            <text:p>1-1-1-05-01-006</text:p>
          </table:table-cell>
          <table:table-cell office:value-type="string" table:style-name="ce81">
            <text:p>12% IVA COMPRA BIENES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,9</text:p>
          </table:table-cell>
          <table:table-cell office:value-type="float" office:value="95.9" table:style-name="ce1">
            <text:p>95,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347" table:style-name="ce1"/>
        </table:table-row>
        <table:table-row table:style-name="ro2">
          <table:table-cell office:value-type="string" table:style-name="ce80">
            <text:p>-95.90</text:p>
          </table:table-cell>
          <table:table-cell office:value-type="float" office:value="95.9" table:style-name="ce1">
            <text:p>95,9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83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,9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3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7">
          <table:table-cell office:value-type="string" table:style-name="ce80">
            <text:p>1-1-1-05-01-007</text:p>
          </table:table-cell>
          <table:table-cell office:value-type="string" table:style-name="ce81">
            <text:p>12% IVA COMPRA SERVICIOS</text:p>
          </table:table-cell>
          <table:table-cell office:value-type="float" office:value="-0.01" table:style-name="ce1">
            <text:p>-0,01</text:p>
          </table:table-cell>
          <table:table-cell office:value-type="float" office:value="9345.9599999999991" table:style-name="ce82">
            <text:p>9.345,96</text:p>
          </table:table-cell>
          <table:table-cell office:value-type="float" office:value="9345.9599999999991" table:style-name="ce82">
            <text:p>9.345,96</text:p>
          </table:table-cell>
          <table:table-cell office:value-type="float" office:value="-0.01" table:style-name="ce1">
            <text:p>-0,01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3"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2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122"/>
        </table:table-row>
        <table:table-row table:style-name="ro2">
          <table:table-cell office:value-type="string" table:style-name="ce80">
            <text:p>-738.71</text:p>
          </table:table-cell>
          <table:table-cell office:value-type="float" office:value="738.7" table:style-name="ce1">
            <text:p>738,7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83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738.7" table:style-name="ce1">
            <text:p>738,7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3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122.50</text:p>
          </table:table-cell>
          <table:table-cell office:value-type="float" office:value="0" table:style-name="ce1">
            <text:p>0</text:p>
          </table:table-cell>
          <table:table-cell office:value-type="float" office:value="1122.51" table:style-name="ce82">
            <text:p>1.122,51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1122.51" table:style-name="ce82">
            <text:p>1.122,51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848.96</text:p>
          </table:table-cell>
          <table:table-cell office:value-type="float" office:value="848.95" table:style-name="ce1">
            <text:p>848,95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848.95" table:style-name="ce1">
            <text:p>848,95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756.10</text:p>
          </table:table-cell>
          <table:table-cell office:value-type="float" office:value="756.09" table:style-name="ce1">
            <text:p>756,09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83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756.09" table:style-name="ce1">
            <text:p>756,09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3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33.15</text:p>
          </table:table-cell>
          <table:table-cell office:value-type="float" office:value="0" table:style-name="ce1">
            <text:p>0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3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83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906.26</text:p>
          </table:table-cell>
          <table:table-cell office:value-type="float" office:value="906.25" table:style-name="ce1">
            <text:p>906,25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83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906.25" table:style-name="ce1">
            <text:p>906,25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3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982.92</text:p>
          </table:table-cell>
          <table:table-cell office:value-type="float" office:value="0" table:style-name="ce1">
            <text:p>0</text:p>
          </table:table-cell>
          <table:table-cell office:value-type="float" office:value="982.93" table:style-name="ce1">
            <text:p>982,93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880.92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934.26</text:p>
          </table:table-cell>
          <table:table-cell office:value-type="float" office:value="0" table:style-name="ce1">
            <text:p>0</text:p>
          </table:table-cell>
          <table:table-cell office:value-type="float" office:value="53.34" table:style-name="ce1">
            <text:p>53,34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48.67</text:p>
          </table:table-cell>
          <table:table-cell office:value-type="float" office:value="982.93" table:style-name="ce1">
            <text:p>982,93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53.33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-1,122.60</text:p>
          </table:table-cell>
          <table:table-cell office:value-type="float" office:value="1175.93" table:style-name="ce82">
            <text:p>1.175,93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146.98</text:p>
          </table:table-cell>
          <table:table-cell office:value-type="float" office:value="0" table:style-name="ce1">
            <text:p>0</text:p>
          </table:table-cell>
          <table:table-cell office:value-type="float" office:value="1269.58" table:style-name="ce82">
            <text:p>1.269,58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/>
        </table:table-row>
        <table:table-row table:style-name="ro2">
          <table:table-cell office:value-type="string" table:style-name="ce80">
            <text:p><text:s/>53.33</text:p>
          </table:table-cell>
          <table:table-cell office:value-type="float" office:value="93.65" table:style-name="ce1">
            <text:p>93,65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955.42</text:p>
          </table:table-cell>
          <table:table-cell office:value-type="float" office:value="0" table:style-name="ce1">
            <text:p>0</text:p>
          </table:table-cell>
          <table:table-cell office:value-type="float" office:value="902.09" table:style-name="ce1">
            <text:p>902,09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53.33</text:p>
          </table:table-cell>
          <table:table-cell office:value-type="float" office:value="902.09" table:style-name="ce1">
            <text:p>902,09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67.89</text:p>
          </table:table-cell>
          <table:table-cell office:value-type="float" office:value="0" table:style-name="ce1">
            <text:p>0</text:p>
          </table:table-cell>
          <table:table-cell office:value-type="float" office:value="814.56" table:style-name="ce1">
            <text:p>814,56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3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53.33</text:p>
          </table:table-cell>
          <table:table-cell office:value-type="float" office:value="814.56" table:style-name="ce1">
            <text:p>814,56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3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69.13</text:p>
          </table:table-cell>
          <table:table-cell office:value-type="float" office:value="0" table:style-name="ce1">
            <text:p>0</text:p>
          </table:table-cell>
          <table:table-cell office:value-type="float" office:value="815.8" table:style-name="ce1">
            <text:p>815,8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83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53.33</text:p>
          </table:table-cell>
          <table:table-cell office:value-type="float" office:value="815.8" table:style-name="ce1">
            <text:p>815,8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83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-.01</text:p>
          </table:table-cell>
          <table:table-cell office:value-type="float" office:value="53.34" table:style-name="ce1">
            <text:p>53,34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83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7">
          <table:table-cell office:value-type="string" table:style-name="ce80">
            <text:p>1-1-1-05-01-008</text:p>
          </table:table-cell>
          <table:table-cell office:value-type="string" table:style-name="ce81">
            <text:p>12% IVA IMPORTACIONES</text:p>
          </table:table-cell>
          <table:table-cell office:value-type="float" office:value="0" table:style-name="ce1">
            <text:p>0</text:p>
          </table:table-cell>
          <table:table-cell office:value-type="float" office:value="35380.410000000003" table:style-name="ce82">
            <text:p>35.380,41</text:p>
          </table:table-cell>
          <table:table-cell office:value-type="float" office:value="35380.410000000003" table:style-name="ce82">
            <text:p>35.380,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7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3"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number-columns-repeated="3"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number-columns-repeated="2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3"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number-columns-repeated="2" table:style-name="ce82"/>
          <table:table-cell table:number-columns-repeated="5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275"/>
        </table:table-row>
        <table:table-row table:style-name="ro2">
          <table:table-cell office:value-type="string" table:style-name="ce80">
            <text:p>-4,984.61</text:p>
          </table:table-cell>
          <table:table-cell office:value-type="float" office:value="4984.6099999999997" table:style-name="ce82">
            <text:p>4.984,61</text:p>
          </table:table-cell>
          <table:table-cell office:value-type="float" office:value="0" table:style-name="ce1">
            <text:p>0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4984.6099999999997" table:style-name="ce82">
            <text:p>4.984,61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4,984.61</text:p>
          </table:table-cell>
          <table:table-cell office:value-type="float" office:value="0" table:style-name="ce1">
            <text:p>0</text:p>
          </table:table-cell>
          <table:table-cell office:value-type="float" office:value="4984.6099999999997" table:style-name="ce82">
            <text:p>4.984,61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4984.6099999999997" table:style-name="ce82">
            <text:p>4.984,61</text:p>
          </table:table-cell>
          <table:table-cell office:value-type="float" office:value="0" table:style-name="ce1">
            <text:p>0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-6,203.94</text:p>
          </table:table-cell>
          <table:table-cell office:value-type="float" office:value="6203.94" table:style-name="ce82">
            <text:p>6.203,94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6203.94" table:style-name="ce82">
            <text:p>6.203,9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-10,642.94</text:p>
          </table:table-cell>
          <table:table-cell office:value-type="float" office:value="10642.94" table:style-name="ce82">
            <text:p>10.642,94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0642.94" table:style-name="ce82">
            <text:p>10.642,94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,564.31</text:p>
          </table:table-cell>
          <table:table-cell office:value-type="float" office:value="0" table:style-name="ce1">
            <text:p>0</text:p>
          </table:table-cell>
          <table:table-cell office:value-type="float" office:value="8564.31" table:style-name="ce82">
            <text:p>8.564,31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8564.31" table:style-name="ce82">
            <text:p>8.564,31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7">
          <table:table-cell office:value-type="string" table:style-name="ce80">
            <text:p>1-1-1-05-01-009</text:p>
          </table:table-cell>
          <table:table-cell office:value-type="string" table:style-name="ce81">
            <text:p>30% RET. IVA SOBRE VENTAS</text:p>
          </table:table-cell>
          <table:table-cell office:value-type="float" office:value="0" table:style-name="ce1">
            <text:p>0</text:p>
          </table:table-cell>
          <table:table-cell office:value-type="float" office:value="13617.36" table:style-name="ce82">
            <text:p>13.617,36</text:p>
          </table:table-cell>
          <table:table-cell office:value-type="float" office:value="13617.36" table:style-name="ce82">
            <text:p>13.617,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7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2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2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2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2" table:style-name="ce1"/>
          <table:table-cell table:style-name="ce82"/>
          <table:table-cell table:number-columns-repeated="5" table:style-name="ce1"/>
          <table:table-cell table:style-name="ce83"/>
          <table:table-cell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239"/>
        </table:table-row>
        <table:table-row table:style-name="ro2">
          <table:table-cell office:value-type="string" table:style-name="ce80">
            <text:p><text:s/>2,223.36</text:p>
          </table:table-cell>
          <table:table-cell office:value-type="float" office:value="0" table:style-name="ce1">
            <text:p>0</text:p>
          </table:table-cell>
          <table:table-cell office:value-type="float" office:value="2223.36" table:style-name="ce82">
            <text:p>2.223,36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2223.36" table:style-name="ce82">
            <text:p>2.223,36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3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2,764.80</text:p>
          </table:table-cell>
          <table:table-cell office:value-type="float" office:value="0" table:style-name="ce1">
            <text:p>0</text:p>
          </table:table-cell>
          <table:table-cell office:value-type="float" office:value="2764.8" table:style-name="ce82">
            <text:p>2.764,8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83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2764.8" table:style-name="ce82">
            <text:p>2.764,80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83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692.00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82">
            <text:p>1.692,0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098.00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-594.00</text:p>
          </table:table-cell>
          <table:table-cell office:value-type="float" office:value="1692" table:style-name="ce82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594" table:style-name="ce1">
            <text:p>594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692.00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82">
            <text:p>1.692,0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83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1692" table:style-name="ce82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3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846.00</text:p>
          </table:table-cell>
          <table:table-cell office:value-type="float" office:value="0" table:style-name="ce1">
            <text:p>0</text:p>
          </table:table-cell>
          <table:table-cell office:value-type="float" office:value="846" table:style-name="ce1">
            <text:p>846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83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3,033.00</text:p>
          </table:table-cell>
          <table:table-cell office:value-type="float" office:value="0" table:style-name="ce1">
            <text:p>0</text:p>
          </table:table-cell>
          <table:table-cell office:value-type="float" office:value="2187" table:style-name="ce82">
            <text:p>2.187,0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4,651.20</text:p>
          </table:table-cell>
          <table:table-cell office:value-type="float" office:value="0" table:style-name="ce1">
            <text:p>0</text:p>
          </table:table-cell>
          <table:table-cell office:value-type="float" office:value="1618.2" table:style-name="ce82">
            <text:p>1.618,2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.00</text:p>
          </table:table-cell>
          <table:table-cell office:value-type="float" office:value="4651.2" table:style-name="ce82">
            <text:p>4.651,2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7">
          <table:table-cell office:value-type="string" table:style-name="ce80">
            <text:p>1-1-1-05-01-016</text:p>
          </table:table-cell>
          <table:table-cell office:value-type="string" table:style-name="ce81">
            <text:p>Ret. Fte. 1.75 % <text:s/>Ventas</text:p>
          </table:table-cell>
          <table:table-cell office:value-type="float" office:value="0" table:style-name="ce1">
            <text:p>0</text:p>
          </table:table-cell>
          <table:table-cell office:value-type="float" office:value="4194.76" table:style-name="ce82">
            <text:p>4.194,76</text:p>
          </table:table-cell>
          <table:table-cell office:value-type="float" office:value="0" table:style-name="ce1">
            <text:p>0</text:p>
          </table:table-cell>
          <table:table-cell office:value-type="float" office:value="4194.76" table:style-name="ce82">
            <text:p>4.194,76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2"/>
          <table:table-cell table:style-name="ce1"/>
          <table:table-cell table:style-name="ce82"/>
          <table:table-cell table:number-columns-repeated="4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style-name="ce1"/>
          <table:table-cell table:style-name="ce82"/>
          <table:table-cell table:number-columns-repeated="6" table:style-name="ce1"/>
          <table:table-cell table:style-name="ce83"/>
          <table:table-cell table:number-columns-repeated="8" table:style-name="ce1"/>
          <table:table-cell table:style-name="ce83"/>
          <table:table-cell table:number-columns-repeated="3" table:style-name="ce1"/>
          <table:table-cell table:number-columns-repeated="2" table:style-name="ce82"/>
          <table:table-cell table:number-columns-repeated="16311"/>
        </table:table-row>
        <table:table-row table:style-name="ro2">
          <table:table-cell office:value-type="string" table:style-name="ce80">
            <text:p><text:s/>288.75</text:p>
          </table:table-cell>
          <table:table-cell office:value-type="float" office:value="0" table:style-name="ce1">
            <text:p>0</text:p>
          </table:table-cell>
          <table:table-cell office:value-type="float" office:value="288.75" table:style-name="ce1">
            <text:p>288,75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111.25</text:p>
          </table:table-cell>
          <table:table-cell office:value-type="float" office:value="0" table:style-name="ce1">
            <text:p>0</text:p>
          </table:table-cell>
          <table:table-cell office:value-type="float" office:value="822.5" table:style-name="ce1">
            <text:p>822,5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3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1,933.75</text:p>
          </table:table-cell>
          <table:table-cell office:value-type="float" office:value="0" table:style-name="ce1">
            <text:p>0</text:p>
          </table:table-cell>
          <table:table-cell office:value-type="float" office:value="822.5" table:style-name="ce1">
            <text:p>822,5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83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2,345.00</text:p>
          </table:table-cell>
          <table:table-cell office:value-type="float" office:value="0" table:style-name="ce1">
            <text:p>0</text:p>
          </table:table-cell>
          <table:table-cell office:value-type="float" office:value="411.25" table:style-name="ce1">
            <text:p>411,25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83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3,131.63</text:p>
          </table:table-cell>
          <table:table-cell office:value-type="float" office:value="0" table:style-name="ce1">
            <text:p>0</text:p>
          </table:table-cell>
          <table:table-cell office:value-type="float" office:value="786.63" table:style-name="ce1">
            <text:p>786,63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style-name="ro2">
          <table:table-cell office:value-type="string" table:style-name="ce80">
            <text:p><text:s/>4,194.76</text:p>
          </table:table-cell>
          <table:table-cell office:value-type="float" office:value="0" table:style-name="ce1">
            <text:p>0</text:p>
          </table:table-cell>
          <table:table-cell office:value-type="float" office:value="1063.1300000000001" table:style-name="ce82">
            <text:p>1.063,13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3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2" table:style-name="ce1"/>
          <table:table-cell table:number-columns-repeated="2" table:style-name="ce82"/>
          <table:table-cell table:number-columns-repeated="16371" table:style-name="ce1"/>
        </table:table-row>
        <table:table-row table:number-rows-repeated="10484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40:52Z</dc:date>
    <meta:editing-cycles>4</meta:editing-cycles>
    <meta:editing-duration>PT602S</meta:editing-duration>
  </office:meta>
</office:document-meta>
</file>